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3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trol electric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10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6" calcext:value-type="float">
            <text:p>36</text:p>
          </table:table-cell>
          <table:table-cell/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T-type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42" calcext:value-type="float">
            <text:p>42</text:p>
          </table:table-cell>
          <table:table-cell office:value-type="string" calcext:value-type="string">
            <text:p>Open topped, har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29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57" calcext:value-type="float">
            <text:p>57</text:p>
          </table:table-cell>
          <table:table-cell table:style-name="ce12"/>
          <table:table-cell table:style-name="ce16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42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47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54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69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7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80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0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75" calcext:value-type="float">
            <text:p>75</text:p>
          </table:table-cell>
          <table:table-cell office:value-type="string" calcext:value-type="string">
            <text:p>Comfort for inside passengers on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52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5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84" calcext:value-type="float">
            <text:p>84</text:p>
          </table:table-cell>
          <table:table-cell/>
          <table:table-cell table:style-name="ce16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281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28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294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299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00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0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17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17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17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10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11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13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14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17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18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1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20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21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23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24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25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26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27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29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30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3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32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34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35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36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37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39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40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4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42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43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344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4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4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348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50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51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5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5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5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5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5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57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358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59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60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61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62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363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364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6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17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367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36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36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70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71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72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7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7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7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7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77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378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7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80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81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82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83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384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85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8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8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8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89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90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91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393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394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395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96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97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398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399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00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01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02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03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0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0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0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07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08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09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11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12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13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14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16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17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1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22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23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1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23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00:11:57.2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6-06-06T01:20:58.142000000</dc:date>
    <meta:editing-duration>P27DT8H34M37S</meta:editing-duration>
    <meta:editing-cycles>748</meta:editing-cycles>
    <meta:generator>LibreOffice/5.0.6.3$Windows_x86 LibreOffice_project/490fc03b25318460cfc54456516ea2519c11d1aa</meta:generator>
    <dc:creator>James Petts</dc:creator>
    <meta:document-statistic meta:table-count="3" meta:cell-count="2701" meta:object-count="0"/>
  </office:meta>
</office:document-meta>
</file>